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bf1a0" officeooo:paragraph-rsid="002bf1a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1ab0d" officeooo:paragraph-rsid="0041ab0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1d374" officeooo:paragraph-rsid="0041d37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1d9a5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1d374" officeooo:paragraph-rsid="0041d37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2bf1a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c0208"/>
    </style:style>
    <style:style style:name="P10" style:family="paragraph" style:parent-style-name="Standard">
      <style:paragraph-properties fo:text-align="start" style:justify-single-word="false"/>
      <style:text-properties officeooo:paragraph-rsid="004d7c9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f7bca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3f6ead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41ab0d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492da9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546502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5217ae"/>
    </style:style>
    <style:style style:name="P17" style:family="paragraph" style:parent-style-name="Standard" style:list-style-name="L8">
      <style:paragraph-properties fo:text-align="start" style:justify-single-word="false"/>
      <style:text-properties officeooo:paragraph-rsid="0041ab0d"/>
    </style:style>
    <style:style style:name="P18" style:family="paragraph" style:parent-style-name="Standard" style:list-style-name="L8">
      <style:paragraph-properties fo:text-align="start" style:justify-single-word="false"/>
      <style:text-properties officeooo:paragraph-rsid="0041d374"/>
    </style:style>
    <style:style style:name="P19" style:family="paragraph" style:parent-style-name="Standard" style:list-style-name="L9">
      <style:paragraph-properties fo:text-align="start" style:justify-single-word="false"/>
      <style:text-properties officeooo:paragraph-rsid="0041d374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f1a0" officeooo:paragraph-rsid="002bf1a0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f1a0" officeooo:paragraph-rsid="003f6ead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2bf1a0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1ab0d" officeooo:paragraph-rsid="0041ab0d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1ab0d" officeooo:paragraph-rsid="0041ab0d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1ab0d" officeooo:paragraph-rsid="0041d374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1ab0d" officeooo:paragraph-rsid="0041d374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c9d5" officeooo:paragraph-rsid="0041ab0d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217ae" officeooo:paragraph-rsid="005217ae" style:font-size-asian="12pt" style:font-weight-asian="normal" style:font-size-complex="12pt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1d374" officeooo:paragraph-rsid="0041d37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c222" officeooo:paragraph-rsid="001d9a5f" style:font-size-asian="12pt" style:font-weight-asian="normal" style:font-size-complex="12pt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5b9bc6" officeooo:paragraph-rsid="00546502" style:font-size-asian="12pt" style:font-weight-asian="normal" style:font-size-complex="12pt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5b9bc6" officeooo:paragraph-rsid="0054650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bc6" officeooo:paragraph-rsid="00546502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217ae" officeooo:paragraph-rsid="005217a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9bc6" officeooo:paragraph-rsid="00546502" style:font-size-asian="12pt" style:font-weight-asian="bold" style:font-size-complex="12pt" style:font-weight-complex="bold"/>
    </style:style>
    <style:style style:name="P36" style:family="paragraph" style:parent-style-name="Standard" style:list-style-name="L4">
      <style:paragraph-properties fo:text-align="start" style:justify-single-word="false"/>
      <style:text-properties officeooo:rsid="0053d0bb" officeooo:paragraph-rsid="0053d0bb"/>
    </style:style>
    <style:style style:name="P37" style:family="paragraph" style:parent-style-name="Standard" style:list-style-name="L8">
      <style:paragraph-properties fo:text-align="start" style:justify-single-word="false"/>
      <style:text-properties officeooo:rsid="0041ab0d" officeooo:paragraph-rsid="0041ab0d"/>
    </style:style>
    <style:style style:name="P38" style:family="paragraph" style:parent-style-name="Standard" style:list-style-name="L9">
      <style:paragraph-properties fo:text-align="start" style:justify-single-word="false"/>
      <style:text-properties officeooo:rsid="0041d374" officeooo:paragraph-rsid="0041d374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546502" officeooo:paragraph-rsid="00546502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f6ead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1ab0d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1d37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92da9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9cea0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d7c9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1b7d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fcb3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18f79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4650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f4663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f6ea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16646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1ab0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1d37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672f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73b41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74994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adeec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92da9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style="normal" fo:font-weight="normal" officeooo:rsid="0041ab0d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5217a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f6ead" style:font-weight-asian="bold" style:font-weight-complex="bold"/>
    </style:style>
    <style:style style:name="T30" style:family="text">
      <style:text-properties fo:font-weight="bold" officeooo:rsid="004335c9" style:font-weight-asian="bold" style:font-weight-complex="bold"/>
    </style:style>
    <style:style style:name="T31" style:family="text">
      <style:text-properties fo:font-weight="bold" officeooo:rsid="0041ab0d" style:font-weight-asian="bold" style:font-weight-complex="bold"/>
    </style:style>
    <style:style style:name="T32" style:family="text">
      <style:text-properties officeooo:rsid="003f6ead"/>
    </style:style>
    <style:style style:name="T3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3f6ead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3f7bca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416646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5121ca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546502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5b9bc6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416646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546502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5b9bc6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5c3816" style:font-size-asian="12pt" style:font-weight-asian="bold" style:font-size-complex="12pt" style:font-weight-complex="bold"/>
    </style:style>
    <style:style style:name="T46" style:family="text">
      <style:text-properties officeooo:rsid="00416646"/>
    </style:style>
    <style:style style:name="T47" style:family="text">
      <style:text-properties officeooo:rsid="0041ab0d"/>
    </style:style>
    <style:style style:name="T48" style:family="text">
      <style:text-properties officeooo:rsid="0041d374"/>
    </style:style>
    <style:style style:name="T49" style:family="text">
      <style:text-properties officeooo:rsid="00492da9"/>
    </style:style>
    <style:style style:name="T50" style:family="text">
      <style:text-properties officeooo:rsid="004f4663"/>
    </style:style>
    <style:style style:name="T51" style:family="text">
      <style:text-properties officeooo:rsid="005465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2in" fo:margin-left="0.74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2">3</text:span><text:span text:style-name="T23">0</text:span><text:span text:style-name="T24">5</text:span><text:span text:style-name="T17"> - </text:span><text:span text:style-name="T21">Flight - </text:span><text:span text:style-name="T18">Navigation and Waypoints</text:span></text:p>
      <text:p text:style-name="P4"/>
      <text:p text:style-name="P10"><text:span text:style-name="T8">Harrier has </text:span><text:span text:style-name="T9">up to 60 Waypoints (W1-W60, each with an Offset point), 30 Markpoints (M</text:span><text:span text:style-name="T10">K0</text:span><text:span text:style-name="T9">-M</text:span><text:span text:style-name="T10">K29</text:span><text:span text:style-name="T9">), and </text:span><text:span text:style-name="T11">some number of</text:span><text:span text:style-name="T9"> Targetpoint</text:span><text:span text:style-name="T11">s</text:span><text:span text:style-name="T9"> (T0</text:span><text:span text:style-name="T11">-??</text:span><text:span text:style-name="T9">).</text:span><text:span text:style-name="T11"> <text:s/>T0 is generally the last place you fired a weapon at.</text:span></text:p>
      <text:p text:style-name="P4"/>
      <text:p text:style-name="P1"><text:span text:style-name="T46">Basic </text:span>Navigation</text:p>
      <text:p text:style-name="P8">Waypoints<text:span text:style-name="T51">, Markpoints, and Targetpoints</text:span></text:p>
      <text:list xml:id="list3916151908" text:style-name="L1">
        <text:list-item>
          <text:p text:style-name="P11"><text:span text:style-name="T36">Press </text:span><text:span text:style-name="T43">Lower Gray Button</text:span><text:span text:style-name="T39"> (WINC/</text:span><text:span text:style-name="T36">Waypoint Increment</text:span><text:span text:style-name="T39">)</text:span><text:span text:style-name="T36"> to </text:span><text:span text:style-name="T39">cycle</text:span><text:span text:style-name="T36"> through</text:span><text:span text:style-name="T39"> your currently selected </text:span><text:span text:style-name="T36">point</text:span><text:span text:style-name="T39"> type (Waypoints, Markpoints, or Targetpoints)</text:span><text:span text:style-name="T36">, </text:span><text:span text:style-name="T37">or use </text:span><text:span text:style-name="T42">Waypoint Inc/Dec</text:span><text:span text:style-name="T37"> OSBs on </text:span><text:span text:style-name="T42">ESHD</text:span><text:span text:style-name="T37"> page.</text:span><text:span text:style-name="T38"> <text:s/>Long-press the Waypoint Inc/Dec OSBs to skip to next category (waypoint/markpoint/targetpoint)??</text:span></text:p>
        </text:list-item>
        <text:list-item>
          <text:p text:style-name="P39"><text:span text:style-name="T38">T</text:span><text:span text:style-name="T33">o change the type of point you have selected, </text:span><text:span text:style-name="T44">Long-press Lower Gray Button</text:span><text:span text:style-name="T40"> to open the </text:span><text:span text:style-name="T44">Quick Access Menu</text:span><text:span text:style-name="T40"> on the UFC ODU, then select </text:span><text:span text:style-name="T44">WYPT</text:span><text:span text:style-name="T40">, </text:span><text:span text:style-name="T44">MKPT</text:span><text:span text:style-name="T40">, or </text:span><text:span text:style-name="T44">TGPT</text:span><text:span text:style-name="T40">, optionally enter the number of point you want to select on the UFC keyboard, and press ENT. <text:s/>Now pressing </text:span><text:span text:style-name="T45">Lower Gray Button</text:span><text:span text:style-name="T40"> will cycle through that type of point.</text:span></text:p>
        </text:list-item>
      </text:list>
      <text:p text:style-name="P8">TACAN</text:p>
      <text:list text:style-name="L2">
        <text:list-item>
          <text:p text:style-name="P20">Press <text:span text:style-name="T28">TCN</text:span> button on UFC.</text:p>
        </text:list-item>
        <text:list-item>
          <text:p text:style-name="P21">Enter TACAN channel number on keypad and press <text:span text:style-name="T28">ENT</text:span>.</text:p>
        </text:list-item>
        <text:list-item>
          <text:p text:style-name="P21"><text:span text:style-name="T32">Press </text:span><text:span text:style-name="T29">ON/OFF</text:span><text:span text:style-name="T32"> to turn TACAN on.</text:span></text:p>
        </text:list-item>
        <text:list-item>
          <text:p text:style-name="P12"><text:span text:style-name="T34">On the Option Display Unit (left of UFC, above left MFD), s</text:span><text:span text:style-name="T35">elect </text:span><text:span text:style-name="T41">X</text:span><text:span text:style-name="T35"> or </text:span><text:span text:style-name="T41">Y</text:span><text:span text:style-name="T35"> to set the channel letter, </text:span><text:span text:style-name="T34">and </text:span><text:span text:style-name="T41">T/R</text:span><text:span text:style-name="T35"> for land-based or carrier navigation, or </text:span><text:span text:style-name="T41">A/A</text:span><text:span text:style-name="T35"> for air refueling tankers.</text:span></text:p>
        </text:list-item>
        <text:list-item>
          <text:p text:style-name="P22"><text:span text:style-name="T2">On </text:span><text:span text:style-name="T16">E</text:span><text:span text:style-name="T15">HSI</text:span><text:span text:style-name="T2"> page, TACAN bearing and range shows in the upper left corner. <text:s/>Press </text:span><text:span text:style-name="T15">TCN</text:span><text:span text:style-name="T2"> button to put the steering info in the HUD </text:span><text:span text:style-name="T3">(NAV master mode only??).</text:span></text:p>
        </text:list-item>
      </text:list>
      <text:p text:style-name="P6"/>
      <text:p text:style-name="P2"><text:span text:style-name="T51">Create a new waypoint or </text:span>Edit a waypoint by entering coordinates</text:p>
      <text:list xml:id="list3947518857" text:style-name="L4">
        <text:list-item>
          <text:p text:style-name="P13"><text:span text:style-name="T4">On </text:span><text:span text:style-name="T19">EHSD</text:span><text:span text:style-name="T4"> page, press </text:span><text:span text:style-name="T19">DATA</text:span><text:span text:style-name="T4"> OSB to box.</text:span></text:p>
        </text:list-item>
        <text:list-item>
          <text:p text:style-name="P15"><text:span text:style-name="T4">On UFC keypad, enter number of waypoint to be </text:span><text:span text:style-name="T12">created or </text:span><text:span text:style-name="T4">edited</text:span><text:span text:style-name="T12">, or 77 to create a new waypoint after the last one</text:span><text:span text:style-name="T4">, then </text:span><text:span text:style-name="T19">ENT</text:span><text:span text:style-name="T4">.</text:span><text:span text:style-name="T12"> <text:s/></text:span><text:span text:style-name="T13">(</text:span><text:span text:style-name="T4">New waypoint number will be shown with "</text:span><text:span text:style-name="T19">*</text:span><text:span text:style-name="T4">" on display.</text:span><text:span text:style-name="T13">)</text:span></text:p>
        </text:list-item>
        <text:list-item>
          <text:p text:style-name="P36"><text:span text:style-name="T4">E</text:span><text:span text:style-name="T1">nter the waypoint coordinates as either lat/long or MGRS:</text:span></text:p>
        </text:list-item>
      </text:list>
      <text:list text:style-name="L5">
        <text:list-item>
          <text:p text:style-name="P16"><text:span text:style-name="T26">U</text:span><text:span text:style-name="T27">sing latitude/longitude:</text:span></text:p>
        </text:list-item>
      </text:list>
      <text:list xml:id="list163015558632492" text:continue-list="list3947518857" text:style-name="L4">
        <text:list-item>
          <text:list>
            <text:list-item>
              <text:list>
                <text:list-item>
                  <text:p text:style-name="P24">Press <text:span text:style-name="T28">POS</text:span> UFC OSB<text:span text:style-name="T49"> (subsequent presses toggle between lat and long).</text:span></text:p>
                </text:list-item>
                <text:list-item>
                  <text:p text:style-name="P27"><text:span text:style-name="T47">P</text:span>ress <text:span text:style-name="T28">2</text:span> for <text:span text:style-name="T28">N</text:span> or <text:span text:style-name="T28">8</text:span> for <text:span text:style-name="T28">S</text:span>, then latitude in <text:span text:style-name="T28">DDMM</text:span><text:span text:style-name="T30">SS</text:span> format, then <text:span text:style-name="T28">ENT</text:span>.</text:p>
                </text:list-item>
                <text:list-item>
                  <text:p text:style-name="P27"><text:span text:style-name="T47">P</text:span>ress <text:span text:style-name="T28">4</text:span> for <text:span text:style-name="T28">W</text:span> or <text:span text:style-name="T28">6</text:span> for <text:span text:style-name="T28">E</text:span>, then longitude in <text:span text:style-name="T28">D</text:span><text:span text:style-name="T31">D</text:span><text:span text:style-name="T28">DM</text:span><text:span text:style-name="T30">MSS</text:span> format <text:span text:style-name="T47">(note leading zero if needed)</text:span>, then <text:span text:style-name="T28">ENT</text:span>.</text:p>
                </text:list-item>
              </text:list>
            </text:list-item>
          </text:list>
        </text:list-item>
      </text:list>
      <text:list text:style-name="L6">
        <text:list-item>
          <text:p text:style-name="P34">Using MGRS grid:</text:p>
        </text:list-item>
      </text:list>
      <text:list text:style-name="L7">
        <text:list-item>
          <text:list>
            <text:list-item>
              <text:list>
                <text:list-item>
                  <text:p text:style-name="P28">Press UTM UFC OSB to show surrounding grids on other OSBs (subsequent presses show more surrounding grid squares).</text:p>
                </text:list-item>
                <text:list-item>
                  <text:p text:style-name="P28">Select grid square by pressing corresponding UFC OSB.</text:p>
                </text:list-item>
                <text:list-item>
                  <text:p text:style-name="P28">Enter coordinates on UFC keypay and press ENT.</text:p>
                </text:list-item>
              </text:list>
            </text:list-item>
          </text:list>
        </text:list-item>
      </text:list>
      <text:list xml:id="list163016221885234" text:continue-list="list163015558632492" text:style-name="L4">
        <text:list-item>
          <text:p text:style-name="P14"><text:span text:style-name="T6">Altitude is automatically set t</text:span><text:span text:style-name="T7">o</text:span><text:span text:style-name="T6"> ground level, change if needed by pressing the ALT OSB??</text:span></text:p>
        </text:list-item>
        <text:list-item>
          <text:p text:style-name="P24">On <text:span text:style-name="T28">EHSD</text:span> page, press <text:span text:style-name="T28">DATA</text:span> OSB to unbox <text:span text:style-name="T48">and stop editing.</text:span></text:p>
        </text:list-item>
      </text:list>
      <text:p text:style-name="P5"/>
      <text:p text:style-name="P2">Edit a waypoint by slewing the EHSD map -- WIP (organization)</text:p>
      <text:list text:style-name="L8">
        <text:list-item>
          <text:p text:style-name="P17"><text:span text:style-name="T4">On </text:span><text:span text:style-name="T19">EHSD</text:span><text:span text:style-name="T4"> page, press </text:span><text:span text:style-name="T19">DATA</text:span><text:span text:style-name="T4"> OSB to box.</text:span></text:p>
        </text:list-item>
        <text:list-item>
          <text:p text:style-name="P17"><text:span text:style-name="T4">Press </text:span><text:span text:style-name="T19">POS</text:span><text:span text:style-name="T4"> UFC OSB.</text:span></text:p>
        </text:list-item>
        <text:list-item>
          <text:p text:style-name="P37"><text:span text:style-name="T1">Press </text:span><text:span text:style-name="T14">Dish Hat forward</text:span><text:span text:style-name="T1"> to set TDC to </text:span><text:span text:style-name="T14">INS</text:span><text:span text:style-name="T1">.</text:span></text:p>
        </text:list-item>
        <text:list-item>
          <text:p text:style-name="P37"><text:span text:style-name="T1">Press </text:span><text:span text:style-name="T14">SCL</text:span><text:span text:style-name="T1"> OSB to unbox and set desired zoom. <text:s/></text:span><text:span text:style-name="T5">Slew moves faster when zoomed out, slower when zoomed in.</text:span></text:p>
        </text:list-item>
        <text:list-item>
          <text:p text:style-name="P18"><text:span text:style-name="T5">Use </text:span><text:span text:style-name="T20">TDC slew</text:span><text:span text:style-name="T5"> to move the waypoint on the EHSD map. <text:s/>All movement is saved immediately!</text:span></text:p>
        </text:list-item>
        <text:list-item>
          <text:p text:style-name="P25">On <text:span text:style-name="T28">EHSD</text:span> page, press <text:span text:style-name="T28">DATA</text:span> OSB to unbox <text:span text:style-name="T48">and stop editing.</text:span></text:p>
        </text:list-item>
      </text:list>
      <text:p text:style-name="P7"/>
      <text:p text:style-name="P3">Waypoint offsets, useful if you know a target bearing and distance from a waypoint</text:p>
      <text:list text:style-name="L9">
        <text:list-item>
          <text:p text:style-name="P19"><text:span text:style-name="T4">On </text:span><text:span text:style-name="T19">EHSD</text:span><text:span text:style-name="T4"> page, press </text:span><text:span text:style-name="T19">DATA</text:span><text:span text:style-name="T4"> OSB to box.</text:span></text:p>
        </text:list-item>
        <text:list-item>
          <text:p text:style-name="P19"><text:span text:style-name="T4">Press </text:span><text:span text:style-name="T20">WYPT</text:span><text:span text:style-name="T4"> UFC OSB </text:span><text:span text:style-name="T5">to change to </text:span><text:span text:style-name="T20">WO/S</text:span><text:span text:style-name="T5"> (Waypoint OffSet).</text:span></text:p>
        </text:list-item>
        <text:list-item>
          <text:p text:style-name="P38"><text:span text:style-name="T1">Press </text:span><text:span text:style-name="T14">BRG</text:span><text:span text:style-name="T1"> UFC OSB, then enter bearing on keypad, then </text:span><text:span text:style-name="T14">ENT</text:span><text:span text:style-name="T1">.</text:span></text:p>
        </text:list-item>
        <text:list-item>
          <text:p text:style-name="P38"><text:span text:style-name="T1">Press </text:span><text:span text:style-name="T14">RNG</text:span><text:span text:style-name="T1"> UFC OSB, then enter range on keypad, then </text:span><text:span text:style-name="T14">ENT</text:span><text:span text:style-name="T1">. <text:s/>Numbers less than 100 are interpreted as nmi, numbers greater than 100 are interpreted as meters.</text:span></text:p>
        </text:list-item>
        <text:list-item>
          <text:p text:style-name="P26">On <text:span text:style-name="T28">EHSD</text:span> page, press <text:span text:style-name="T28">DATA</text:span> OSB to unbox <text:span text:style-name="T48">and stop editing.</text:span></text:p>
        </text:list-item>
        <text:list-item>
          <text:p text:style-name="P29">Now when you have the waypoint with the offset selected, press the <text:span text:style-name="T28">WO/S</text:span> OSB to box it and track the offset instead of the waypoint itself.</text:p>
        </text:list-item>
      </text:list>
      <text:p text:style-name="P30"/>
      <text:p text:style-name="P35">Create Markpoint</text:p>
      <text:list text:style-name="L11">
        <text:list-item>
          <text:p text:style-name="P31">Press MKn OSB on EHSD page. <text:s/>Creates Markpoint on the ground at your current aircraft location. <text:s/>MK1 stores in Markpoint 1, etc.</text:p>
        </text:list-item>
        <text:list-item>
          <text:p text:style-name="P31">Or:</text:p>
          <text:list>
            <text:list-item>
              <text:p text:style-name="P31">Designate a target with TPOD or DMT.</text:p>
            </text:list-item>
            <text:list-item>
              <text:p text:style-name="P31">Press TOO button on UFC, select MKPT on UFC ODU, then enter a Markpoint number (next available number will be preselected), press ENT.</text:p>
            </text:list-item>
          </text:list>
        </text:list-item>
      </text:list>
      <text:p text:style-name="P33"/>
      <text:p text:style-name="P35">Create Targetpoint</text:p>
      <text:list text:style-name="L12">
        <text:list-item>
          <text:p text:style-name="P32">Designate a target with TPOD or DMT.</text:p>
        </text:list-item>
        <text:list-item>
          <text:p text:style-name="P32"><text:soft-page-break/>Press TOO button on UFC, enter a Targetpoint number (next available number will be preselected), press 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4T16:30:14.209000000</dc:date>
    <meta:editing-duration>PT12H32M19S</meta:editing-duration>
    <meta:editing-cycles>61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48" meta:word-count="700" meta:character-count="3824" meta:non-whitespace-character-count="3200"/>
  </office:meta>
</office:document-meta>
</file>